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13fa8"/>
    </style:style>
    <style:style style:name="T2" style:family="text">
      <style:text-properties officeooo:rsid="00019191"/>
    </style:style>
    <style:style style:name="T3" style:family="text">
      <style:text-properties officeooo:rsid="0002bb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Ramo de Atividade e Geração de Emprego e Renda</text:span></text:p>
      <text:p text:style-name="Text_20_body"><text:span text:style-name="Emphasis">1.1. Setor de </text:span><text:span text:style-name="Emphasis"><text:span text:style-name="T1">Receita Fitness</text:span></text:span></text:p>
      <text:p text:style-name="Text_20_body">O Empreendimento <text:span text:style-name="T1">Receita Fitness</text:span> atuará no setor de saúde e bem-estar, um<text:span text:style-name="T1">a área </text:span>em constante crescimento devido à crescente conscientização da importância de hábitos alimentares saudáveis e da prática regular de atividades físicas. Este setor tem apresentado <text:span text:style-name="T1">grande impacto </text:span>na geração de empregos e renda, <text:span text:style-name="T1">isso acontece por conta d</text:span>a busca por estilos de vida mais saudáveis <text:span text:style-name="T1">que</text:span> tem impulsionado a demanda por produtos e serviços voltados para a promoção da saúde <text:span text:style-name="T1">no geral</text:span>.</text:p>
      <text:p text:style-name="Text_20_body">Com <text:span text:style-name="T1">o crescimento</text:span> da preocupação com a qualidade de vida, observa-se um aumento na procura por aplicativos e serviços que facilitem o acesso a informações relacionadas à nutrição e atividade física, <text:span text:style-name="T1">algo muito visto principalmente em redes sociais</text:span>. <text:span text:style-name="T1">A aplicação da</text:span> tecnologia aplicada à saúde e alimentação tem, portanto, experimentado um crescimento notável.</text:p>
      <text:p text:style-name="Text_20_body">A escolha deste setor <text:span text:style-name="T1">foi baseado </text:span>na oportunidade de oferecer soluções inovadoras para um público cada vez mais engajado com a promoção de sua saúde, contribuindo, <text:span text:style-name="T1">desse modo</text:span>, para <text:span text:style-name="T2">uma oportunidade de</text:span> desenvolvimento do mercado e para a geração de empregos especializados em áreas como desenvolvimento de aplicativos, nutrição, <text:span text:style-name="T2">profissionais da educação física </text:span>e tecnologia.</text:p>
      <text:p text:style-name="Horizontal_20_Line"/>
      <text:p text:style-name="Text_20_body"><text:span text:style-name="Strong_20_Emphasis">2. Descrição do Produto ou Serviço</text:span></text:p>
      <text:p text:style-name="Text_20_body"><text:span text:style-name="Emphasis">2.1. Segmento Atendido</text:span></text:p>
      <text:p text:style-name="Text_20_body">O Empreendimento <text:span text:style-name="T2">de Receita Fitness</text:span> atenderá principalmente a um público que busca um estilo de vida saudável, incluindo indivíduos que praticam atividades físicas regularmente, atletas amadores e profissionais, <text:span text:style-name="T2">nutricionistas, </text:span>além de entusiastas da culinária fitness. O aplicativo visa ser inclusivo, adaptando-se a diferentes perfis, <text:span text:style-name="T2">como</text:span> iniciantes em busca de receitas simples, especialistas que desejam personalizar seu plano alimentar, <text:span text:style-name="T2">pessoas com algum tipo de restrição alimentar, entre outros</text:span>.</text:p>
      <text:p text:style-name="Text_20_body"><text:span text:style-name="Emphasis">2.2. Características</text:span></text:p>
      <text:p text:style-name="Text_20_body">O aplicativo Saúde Ativa oferecerá uma variedade de funcionalidades, incluindo:</text:p>
      <text:list xml:id="list1260821640" text:style-name="L1">
        <text:list-item>
          <text:p text:style-name="P1"><text:span text:style-name="Strong_20_Emphasis">Receitas Fitness Personalizadas:</text:span> Recomendações de receitas com base nas metas e preferências do usuário.</text:p>
        </text:list-item>
        <text:list-item>
          <text:p text:style-name="P1"><text:span text:style-name="Strong_20_Emphasis">Acompanhamento de Massa Muscular:</text:span> Integração com dispositivos para monitorar o progresso muscular ao longo do tempo.</text:p>
        </text:list-item>
        <text:list-item>
          <text:p text:style-name="P1"><text:span text:style-name="Strong_20_Emphasis">Armazenamento de Receitas Pessoais:</text:span> Capacidade de os usuários salvarem suas próprias receitas personalizadas.</text:p>
          <text:p text:style-name="P1"/>
        </text:list-item>
      </text:list>
      <text:p text:style-name="Text_20_body"><text:span text:style-name="Emphasis">2.3. Política de Relacionamento com o Cliente</text:span></text:p>
      <text:p text:style-name="Text_20_body">A relação com o cliente será centrada na personalização e no suporte contínuo. O aplicativo fornecerá conteúdo relevante e dicas personalizadas, incentivando a interação e o engajamento. Além disso, haverá um canal de feedback para aprimorar constantemente a experiência do usuário.</text:p>
      <text:p text:style-name="Text_20_body"><text:span text:style-name="Emphasis">2.4. Venda e Entrega do Produto ao Cliente</text:span></text:p>
      <text:p text:style-name="Text_20_body"><text:span text:style-name="T3">O a</text:span>plicativo <text:span text:style-name="T2">Receita Fitness</text:span> será <text:span text:style-name="T3">disponibilizado gratuitamente </text:span>por meio de lojas de aplicativos (App Store, Google Play). A entrega do produto ao cliente será instantânea, uma vez que o <text:soft-page-break/>aplicativo será baixado digitalmente. <text:span text:style-name="T3">O produto contará com planos mensais e anuais com diversas opções adicionais e com ele sendo muito mais inclusivo.</text:span></text:p>
      <text:p text:style-name="Text_20_body"><text:span text:style-name="Emphasis">2.5. Embalagens</text:span></text:p>
      <text:p text:style-name="Text_20_body">Considerando que o produto é digital, a "embalagem" será a interface do aplicativo, projetada para ser intuitiva, atraente e fácil de usar. A identidade visual será cuidadosamente elaborada para transmitir os valores da marca, associando-a à ideia de saúde, vitalidade e inovação.</text:p>
      <text:p text:style-name="Horizontal_20_Line"/>
      <text:p text:style-name="Text_20_body">Ao unir tecnologia, nutrição e bem-estar, <text:span text:style-name="T3">a gente</text:span> busca não apenas atender à demanda crescente por soluções de alimentação saudável, mas também contribuir para o desenvolvimento de um setor que impacta positivamente a qualidade de vida das pessoa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8:49:17.400927516</meta:creation-date>
    <dc:date>2023-11-09T19:15:30.294567162</dc:date>
    <meta:editing-duration>PT5M52S</meta:editing-duration>
    <meta:editing-cycles>1</meta:editing-cycles>
    <meta:document-statistic meta:table-count="0" meta:image-count="0" meta:object-count="0" meta:page-count="2" meta:paragraph-count="21" meta:word-count="522" meta:character-count="3524" meta:non-whitespace-character-count="3026"/>
    <meta:generator>LibreOffice/7.3.7.2$Linux_X86_64 LibreOffice_project/30$Build-2</meta:generator>
  </office:meta>
</office:document-meta>
</file>